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solid" draw:fill-color="#e6e6e6"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6cm" fo:min-width="6.001cm"/>
    </style:style>
    <style:style style:name="gr7" style:family="graphic" style:parent-style-name="objectwithoutfill">
      <style:graphic-properties draw:marker-end="Arrow" draw:marker-end-width="0.1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6cm" fo:min-width="6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99cm" fo:min-width="3.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9cm" fo:min-width="6.64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13cm" fo:min-width="9.4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13cm" fo:min-width="10.78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color="#ff0000" fo:font-size="10pt" style:font-size-asian="10pt" style:font-size-complex="10pt"/>
    </style:style>
    <style:style style:name="P4" style:family="paragraph">
      <style:text-properties fo:color="#0000ff" fo:font-size="10pt" style:font-size-asian="10pt" style:font-size-complex="10pt"/>
    </style:style>
    <style:style style:name="P5" style:family="paragraph">
      <style:text-properties fo:font-size="6pt" style:font-size-asian="6pt" style:font-size-complex="6pt"/>
    </style:style>
    <style:style style:name="P6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>
      <style:paragraph-properties fo:text-align="center"/>
      <style:text-properties fo:font-weight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0000" fo:font-size="10pt" style:font-size-asian="10pt" style:font-size-complex="10pt"/>
    </style:style>
    <style:style style:name="T3" style:family="text">
      <style:text-properties fo:color="#0000ff" fo:font-size="10pt" style:font-size-asian="10pt" style:font-size-complex="10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7.8cm" svg:height="6.9cm" svg:x="1.5cm" svg:y="20.5cm">
          <text:p/>
        </draw:rect>
        <draw:rect draw:style-name="gr1" draw:text-style-name="P1" draw:layer="layout" svg:width="12cm" svg:height="7.1cm" svg:x="3cm" svg:y="8cm">
          <text:p/>
        </draw:rect>
        <draw:line draw:style-name="gr2" draw:text-style-name="P1" draw:layer="layout" svg:x1="2cm" svg:y1="2cm" svg:x2="2cm" svg:y2="3cm">
          <text:p/>
        </draw:line>
        <draw:g draw:name="closedContact">
          <draw:line draw:style-name="gr2" draw:text-style-name="P1" draw:layer="layout" svg:x1="6.479cm" svg:y1="9.474cm" svg:x2="7.879cm" svg:y2="9.474cm">
            <text:p/>
          </draw:line>
          <draw:line draw:style-name="gr2" draw:text-style-name="P1" draw:layer="layout" svg:x1="7.879cm" svg:y1="9.274cm" svg:x2="7.879cm" svg:y2="9.674cm">
            <text:p/>
          </draw:line>
          <draw:line draw:style-name="gr2" draw:text-style-name="P1" draw:layer="layout" svg:x1="8.079cm" svg:y1="9.274cm" svg:x2="8.079cm" svg:y2="9.674cm">
            <text:p/>
          </draw:line>
          <draw:line draw:style-name="gr2" draw:text-style-name="P1" draw:layer="layout" svg:x1="8.079cm" svg:y1="9.474cm" svg:x2="9.479cm" svg:y2="9.474cm">
            <text:p/>
          </draw:line>
          <draw:line draw:style-name="gr2" draw:text-style-name="P1" draw:layer="layout" svg:x1="7.679cm" svg:y1="9.274cm" svg:x2="8.279cm" svg:y2="9.674cm">
            <text:p/>
          </draw:line>
        </draw:g>
        <draw:g>
          <draw:line draw:style-name="gr2" draw:text-style-name="P1" draw:layer="layout" svg:x1="5cm" svg:y1="2.5cm" svg:x2="6.4cm" svg:y2="2.5cm">
            <text:p/>
          </draw:line>
          <draw:line draw:style-name="gr2" draw:text-style-name="P1" draw:layer="layout" svg:x1="6.4cm" svg:y1="2.3cm" svg:x2="6.4cm" svg:y2="2.7cm">
            <text:p/>
          </draw:line>
          <draw:line draw:style-name="gr2" draw:text-style-name="P1" draw:layer="layout" svg:x1="6.6cm" svg:y1="2.3cm" svg:x2="6.6cm" svg:y2="2.7cm">
            <text:p/>
          </draw:line>
          <draw:line draw:style-name="gr2" draw:text-style-name="P1" draw:layer="layout" svg:x1="6.6cm" svg:y1="2.5cm" svg:x2="8cm" svg:y2="2.5cm">
            <text:p/>
          </draw:line>
        </draw:g>
        <draw:g>
          <draw:line draw:style-name="gr2" draw:text-style-name="P1" draw:layer="layout" svg:x1="5cm" svg:y1="3.5cm" svg:x2="6.4cm" svg:y2="3.5cm">
            <text:p/>
          </draw:line>
          <draw:line draw:style-name="gr2" draw:text-style-name="P1" draw:layer="layout" svg:x1="6.4cm" svg:y1="3.3cm" svg:x2="6.4cm" svg:y2="3.7cm">
            <text:p/>
          </draw:line>
          <draw:line draw:style-name="gr2" draw:text-style-name="P1" draw:layer="layout" svg:x1="6.6cm" svg:y1="3.3cm" svg:x2="6.6cm" svg:y2="3.7cm">
            <text:p/>
          </draw:line>
          <draw:line draw:style-name="gr2" draw:text-style-name="P1" draw:layer="layout" svg:x1="6.6cm" svg:y1="3.5cm" svg:x2="8cm" svg:y2="3.5cm">
            <text:p/>
          </draw:line>
        </draw:g>
        <draw:line draw:style-name="gr2" draw:text-style-name="P1" draw:layer="layout" svg:x1="5cm" svg:y1="3.5cm" svg:x2="5cm" svg:y2="2.5cm">
          <text:p/>
        </draw:line>
        <draw:line draw:style-name="gr2" draw:text-style-name="P1" draw:layer="layout" svg:x1="8cm" svg:y1="3.5cm" svg:x2="8cm" svg:y2="2.5cm">
          <text:p/>
        </draw:line>
        <draw:g>
          <draw:line draw:style-name="gr2" draw:text-style-name="P1" draw:layer="layout" svg:x1="8cm" svg:y1="2.5cm" svg:x2="9.2cm" svg:y2="2.5cm">
            <text:p/>
          </draw:line>
          <draw:line draw:style-name="gr2" draw:text-style-name="P1" draw:layer="layout" svg:x1="9.8cm" svg:y1="2.5cm" svg:x2="11cm" svg:y2="2.5cm">
            <text:p/>
          </draw:line>
          <draw:circle draw:style-name="gr3" draw:text-style-name="P1" draw:layer="layout" svg:width="0.6cm" svg:height="0.6cm" svg:x="9.2cm" svg:y="2.2cm">
            <text:p/>
          </draw:circle>
        </draw:g>
        <draw:line draw:style-name="gr2" draw:text-style-name="P1" draw:layer="layout" svg:x1="11cm" svg:y1="2cm" svg:x2="11cm" svg:y2="3cm">
          <text:p/>
        </draw:line>
        <draw:frame draw:style-name="gr4" draw:text-style-name="P2" draw:layer="layout" svg:width="1.682cm" svg:height="0.725cm" svg:x="2.718cm" svg:y="1.575cm">
          <draw:text-box>
            <text:p><text:span text:style-name="T1">input1</text:span></text:p>
          </draw:text-box>
        </draw:frame>
        <draw:frame draw:style-name="gr4" draw:text-style-name="P2" draw:layer="layout" svg:width="1.682cm" svg:height="0.725cm" svg:x="5.718cm" svg:y="1.575cm">
          <draw:text-box>
            <text:p><text:span text:style-name="T1">input2</text:span></text:p>
          </draw:text-box>
        </draw:frame>
        <draw:frame draw:style-name="gr5" draw:text-style-name="P2" draw:layer="layout" svg:width="1.8cm" svg:height="0.64cm" svg:x="8.7cm" svg:y="1.6cm">
          <draw:text-box>
            <text:p><text:span text:style-name="T1">output1</text:span></text:p>
          </draw:text-box>
        </draw:frame>
        <draw:frame draw:style-name="gr5" draw:text-style-name="P2" draw:layer="layout" svg:width="2.1cm" svg:height="0.64cm" svg:x="5.7cm" svg:y="3.675cm">
          <draw:text-box>
            <text:p><text:span text:style-name="T1">output1</text:span></text:p>
          </draw:text-box>
        </draw:frame>
        <draw:frame draw:style-name="gr6" draw:text-style-name="P2" draw:layer="layout" svg:width="6.501cm" svg:height="2.196cm" svg:x="12cm" svg:y="1.304cm">
          <draw:text-box>
            <text:p><text:span text:style-name="T1">output1 = input1 &amp;&amp; (input2 || output1);</text:span></text:p>
            <text:p><text:span text:style-name="T1">=============================</text:span></text:p>
            <text:p><text:span text:style-name="T1"><text:s text:c="2"/></text:span><text:span text:style-name="T1">devre();</text:span></text:p>
            <text:p><text:span text:style-name="T1"><text:s text:c="2"/></text:span><text:span text:style-name="T1">ve(input1, veya(input2, output1));</text:span></text:p>
            <text:p><text:span text:style-name="T1"><text:s text:c="2"/></text:span><text:span text:style-name="T1">koy(&amp;output1);</text:span></text:p>
          </draw:text-box>
        </draw:frame>
        <draw:g>
          <draw:line draw:style-name="gr2" draw:text-style-name="P1" draw:layer="layout" svg:x1="2cm" svg:y1="2.5cm" svg:x2="3.4cm" svg:y2="2.5cm">
            <text:p/>
          </draw:line>
          <draw:line draw:style-name="gr2" draw:text-style-name="P1" draw:layer="layout" svg:x1="3.4cm" svg:y1="2.3cm" svg:x2="3.4cm" svg:y2="2.7cm">
            <text:p/>
          </draw:line>
          <draw:line draw:style-name="gr2" draw:text-style-name="P1" draw:layer="layout" svg:x1="3.6cm" svg:y1="2.3cm" svg:x2="3.6cm" svg:y2="2.7cm">
            <text:p/>
          </draw:line>
          <draw:line draw:style-name="gr2" draw:text-style-name="P1" draw:layer="layout" svg:x1="3.6cm" svg:y1="2.5cm" svg:x2="5cm" svg:y2="2.5cm">
            <text:p/>
          </draw:line>
        </draw:g>
        <draw:frame draw:style-name="gr4" draw:text-style-name="P3" draw:layer="layout" svg:width="1.682cm" svg:height="0.725cm" svg:x="2.9cm" svg:y="1.2cm">
          <draw:text-box>
            <text:p><text:span text:style-name="T2">stop</text:span></text:p>
          </draw:text-box>
        </draw:frame>
        <draw:frame draw:style-name="gr4" draw:text-style-name="P4" draw:layer="layout" svg:width="1.682cm" svg:height="0.725cm" svg:x="5.718cm" svg:y="1.2cm">
          <draw:text-box>
            <text:p><text:span text:style-name="T3">start</text:span></text:p>
          </draw:text-box>
        </draw:frame>
        <draw:line draw:style-name="gr2" draw:text-style-name="P1" draw:layer="layout" svg:x1="2cm" svg:y1="6cm" svg:x2="2cm" svg:y2="7cm">
          <text:p/>
        </draw:line>
        <draw:g>
          <draw:line draw:style-name="gr2" draw:text-style-name="P1" draw:layer="layout" svg:x1="2cm" svg:y1="6.5cm" svg:x2="3.3cm" svg:y2="6.5cm">
            <text:p/>
          </draw:line>
          <draw:line draw:style-name="gr2" draw:text-style-name="P1" draw:layer="layout" svg:x1="3.3cm" svg:y1="6.3cm" svg:x2="3.3cm" svg:y2="6.7cm">
            <text:p/>
          </draw:line>
          <draw:line draw:style-name="gr2" draw:text-style-name="P1" draw:layer="layout" svg:x1="3.7cm" svg:y1="6.3cm" svg:x2="3.7cm" svg:y2="6.7cm">
            <text:p/>
          </draw:line>
          <draw:line draw:style-name="gr2" draw:text-style-name="P1" draw:layer="layout" svg:x1="3.7cm" svg:y1="6.5cm" svg:x2="5cm" svg:y2="6.5cm">
            <text:p/>
          </draw:line>
          <draw:line draw:style-name="gr7" draw:text-style-name="P1" draw:layer="layout" svg:x1="3.5cm" svg:y1="6.7cm" svg:x2="3.5cm" svg:y2="6.3cm">
            <text:p/>
          </draw:line>
        </draw:g>
        <draw:frame draw:style-name="gr4" draw:text-style-name="P2" draw:layer="layout" svg:width="1.682cm" svg:height="0.725cm" svg:x="2.8cm" svg:y="5.675cm">
          <draw:text-box>
            <text:p><text:span text:style-name="T1">input1</text:span></text:p>
          </draw:text-box>
        </draw:frame>
        <draw:g>
          <draw:line draw:style-name="gr2" draw:text-style-name="P1" draw:layer="layout" svg:x1="5cm" svg:y1="6.5cm" svg:x2="6.2cm" svg:y2="6.5cm">
            <text:p/>
          </draw:line>
          <draw:line draw:style-name="gr2" draw:text-style-name="P1" draw:layer="layout" svg:x1="6.8cm" svg:y1="6.5cm" svg:x2="8cm" svg:y2="6.5cm">
            <text:p/>
          </draw:line>
          <draw:circle draw:style-name="gr3" draw:text-style-name="P1" draw:layer="layout" svg:width="0.6cm" svg:height="0.6cm" svg:x="6.2cm" svg:y="6.2cm">
            <text:p/>
          </draw:circle>
        </draw:g>
        <draw:frame draw:style-name="gr5" draw:text-style-name="P2" draw:layer="layout" svg:width="1.8cm" svg:height="0.64cm" svg:x="5.8cm" svg:y="5.6cm">
          <draw:text-box>
            <text:p><text:span text:style-name="T1">output1</text:span></text:p>
          </draw:text-box>
        </draw:frame>
        <draw:line draw:style-name="gr2" draw:text-style-name="P1" draw:layer="layout" svg:x1="8cm" svg:y1="6cm" svg:x2="8cm" svg:y2="7cm">
          <text:p/>
        </draw:line>
        <draw:frame draw:style-name="gr8" draw:text-style-name="P2" draw:layer="layout" svg:width="6.801cm" svg:height="2.196cm" svg:x="8.7cm" svg:y="5.204cm">
          <draw:text-box>
            <text:p><text:span text:style-name="T1">output1 = cikanKenar(&amp;input1, &amp;mem1);</text:span></text:p>
            <text:p><text:span text:style-name="T1">===============================</text:span></text:p>
            <text:p><text:span text:style-name="T1"><text:s text:c="2"/></text:span><text:span text:style-name="T1">devre();</text:span></text:p>
            <text:p><text:span text:style-name="T1"><text:s text:c="2"/></text:span><text:span text:style-name="T1">cikanKenar(&amp;input1, &amp;mem1);</text:span></text:p>
            <text:p><text:span text:style-name="T1"><text:s text:c="2"/></text:span><text:span text:style-name="T1">koy(&amp;output1);</text:span></text:p>
          </draw:text-box>
        </draw:frame>
        <draw:line draw:style-name="gr2" draw:text-style-name="P1" draw:layer="layout" svg:x1="3.479cm" svg:y1="8.974cm" svg:x2="3.479cm" svg:y2="9.974cm">
          <text:p/>
        </draw:line>
        <draw:g>
          <draw:line draw:style-name="gr2" draw:text-style-name="P1" draw:layer="layout" svg:x1="3.479cm" svg:y1="9.474cm" svg:x2="4.779cm" svg:y2="9.474cm">
            <text:p/>
          </draw:line>
          <draw:line draw:style-name="gr2" draw:text-style-name="P1" draw:layer="layout" svg:x1="4.779cm" svg:y1="9.274cm" svg:x2="4.779cm" svg:y2="9.674cm">
            <text:p/>
          </draw:line>
          <draw:line draw:style-name="gr2" draw:text-style-name="P1" draw:layer="layout" svg:x1="5.179cm" svg:y1="9.274cm" svg:x2="5.179cm" svg:y2="9.674cm">
            <text:p/>
          </draw:line>
          <draw:line draw:style-name="gr2" draw:text-style-name="P1" draw:layer="layout" svg:x1="5.179cm" svg:y1="9.474cm" svg:x2="6.479cm" svg:y2="9.474cm">
            <text:p/>
          </draw:line>
          <draw:line draw:style-name="gr7" draw:text-style-name="P1" draw:layer="layout" svg:x1="4.979cm" svg:y1="9.674cm" svg:x2="4.979cm" svg:y2="9.274cm">
            <text:p/>
          </draw:line>
        </draw:g>
        <draw:frame draw:style-name="gr4" draw:text-style-name="P2" draw:layer="layout" svg:width="1.682cm" svg:height="0.725cm" svg:x="4.279cm" svg:y="8.649cm">
          <draw:text-box>
            <text:p><text:span text:style-name="T1">input1</text:span></text:p>
          </draw:text-box>
        </draw:frame>
        <draw:g>
          <draw:line draw:style-name="gr2" draw:text-style-name="P1" draw:layer="layout" svg:x1="10.979cm" svg:y1="9.474cm" svg:x2="12.179cm" svg:y2="9.474cm">
            <text:p/>
          </draw:line>
          <draw:line draw:style-name="gr2" draw:text-style-name="P1" draw:layer="layout" svg:x1="12.779cm" svg:y1="9.474cm" svg:x2="13.979cm" svg:y2="9.474cm">
            <text:p/>
          </draw:line>
          <draw:circle draw:style-name="gr3" draw:text-style-name="P1" draw:layer="layout" svg:width="0.6cm" svg:height="0.6cm" svg:x="12.179cm" svg:y="9.174cm">
            <text:p/>
          </draw:circle>
        </draw:g>
        <draw:frame draw:style-name="gr5" draw:text-style-name="P2" draw:layer="layout" svg:width="1.8cm" svg:height="0.64cm" svg:x="11.779cm" svg:y="8.574cm">
          <draw:text-box>
            <text:p><text:span text:style-name="T1">output1</text:span></text:p>
          </draw:text-box>
        </draw:frame>
        <draw:line draw:style-name="gr2" draw:text-style-name="P1" draw:layer="layout" svg:x1="13.979cm" svg:y1="8.974cm" svg:x2="13.979cm" svg:y2="9.974cm">
          <text:p/>
        </draw:line>
        <draw:g>
          <draw:line draw:style-name="gr2" draw:text-style-name="P1" draw:layer="layout" svg:x1="6.479cm" svg:y1="10.474cm" svg:x2="7.879cm" svg:y2="10.474cm">
            <text:p/>
          </draw:line>
          <draw:line draw:style-name="gr2" draw:text-style-name="P1" draw:layer="layout" svg:x1="7.879cm" svg:y1="10.274cm" svg:x2="7.879cm" svg:y2="10.674cm">
            <text:p/>
          </draw:line>
          <draw:line draw:style-name="gr2" draw:text-style-name="P1" draw:layer="layout" svg:x1="8.079cm" svg:y1="10.274cm" svg:x2="8.079cm" svg:y2="10.674cm">
            <text:p/>
          </draw:line>
          <draw:line draw:style-name="gr2" draw:text-style-name="P1" draw:layer="layout" svg:x1="8.079cm" svg:y1="10.474cm" svg:x2="9.479cm" svg:y2="10.474cm">
            <text:p/>
          </draw:line>
        </draw:g>
        <draw:frame draw:style-name="gr9" draw:text-style-name="P2" draw:layer="layout" svg:width="2.1cm" svg:height="0.7cm" svg:x="7.179cm" svg:y="8.774cm">
          <draw:text-box>
            <text:p><text:span text:style-name="T1">output1</text:span></text:p>
          </draw:text-box>
        </draw:frame>
        <draw:line draw:style-name="gr2" draw:text-style-name="P1" draw:layer="layout" svg:x1="6.479cm" svg:y1="10.474cm" svg:x2="6.479cm" svg:y2="9.474cm">
          <text:p/>
        </draw:line>
        <draw:frame draw:style-name="gr9" draw:text-style-name="P2" draw:layer="layout" svg:width="2.1cm" svg:height="0.7cm" svg:x="7.179cm" svg:y="10.774cm">
          <draw:text-box>
            <text:p><text:span text:style-name="T1">output1</text:span></text:p>
          </draw:text-box>
        </draw:frame>
        <draw:rect draw:style-name="gr10" draw:text-style-name="P1" draw:layer="layout" svg:width="1.5cm" svg:height="2cm" svg:x="9.479cm" svg:y="8.974cm">
          <text:p/>
        </draw:rect>
        <draw:frame draw:style-name="gr5" draw:text-style-name="P2" draw:layer="layout" svg:width="1.1cm" svg:height="0.64cm" svg:x="9.379cm" svg:y="8.334cm">
          <draw:text-box>
            <text:p><text:span text:style-name="T1">SR</text:span></text:p>
          </draw:text-box>
        </draw:frame>
        <draw:frame draw:style-name="gr5" draw:text-style-name="P2" draw:layer="layout" svg:width="1.1cm" svg:height="0.64cm" svg:x="9.479cm" svg:y="9.174cm">
          <draw:text-box>
            <text:p><text:span text:style-name="T1">S</text:span></text:p>
          </draw:text-box>
        </draw:frame>
        <draw:frame draw:style-name="gr5" draw:text-style-name="P2" draw:layer="layout" svg:width="1.1cm" svg:height="0.64cm" svg:x="9.479cm" svg:y="10.134cm">
          <draw:text-box>
            <text:p><text:span text:style-name="T1">R</text:span></text:p>
          </draw:text-box>
        </draw:frame>
        <draw:frame draw:style-name="gr11" draw:text-style-name="P5" draw:layer="layout" svg:width="6.518cm" svg:height="4.849cm" svg:x="11.7cm" svg:y="10.2cm">
          <draw:text-box>
            <text:p text:style-name="P5"><text:span text:style-name="T4">mem2 = cikanKenar(&amp;input1, &amp;mem1);</text:span></text:p>
            <text:p text:style-name="P5"><text:span text:style-name="T4">setReset((mem2 &amp;&amp; !output1) , (mem2 &amp;&amp; output1) , &amp;output1);</text:span></text:p>
            <text:p text:style-name="P5"><text:span text:style-name="T4">=================================================</text:span></text:p>
            <text:p text:style-name="P5"><text:span text:style-name="T4"><text:s text:c="2"/></text:span><text:span text:style-name="T4">DEVRE();</text:span></text:p>
            <text:p text:style-name="P5"><text:span text:style-name="T4"><text:s text:c="2"/></text:span><text:span text:style-name="T4">YUKLE(input1);</text:span></text:p>
            <text:p text:style-name="P5"><text:span text:style-name="T4"><text:s text:c="2"/></text:span><text:span text:style-name="T4">CIKAN(&amp;mem1);</text:span></text:p>
            <text:p text:style-name="P5"><text:span text:style-name="T4"><text:s text:c="2"/></text:span><text:span text:style-name="T4">SAKLA(&amp;mem2);</text:span></text:p>
            <text:p text:style-name="P5"><text:span text:style-name="T4"><text:s text:c="2"/></text:span></text:p>
            <text:p text:style-name="P5"><text:span text:style-name="T4"><text:s text:c="2"/></text:span><text:span text:style-name="T4">DEVRE();</text:span></text:p>
            <text:p text:style-name="P5"><text:span text:style-name="T4"><text:s text:c="2"/></text:span><text:span text:style-name="T4">YUKLE(mem2);</text:span></text:p>
            <text:p text:style-name="P5"><text:span text:style-name="T4"><text:s text:c="2"/></text:span><text:span text:style-name="T4">VED(output1);</text:span></text:p>
            <text:p text:style-name="P5"><text:span text:style-name="T4"><text:s text:c="2"/></text:span><text:span text:style-name="T4">YAZ(&amp;output1);</text:span></text:p>
            <text:p text:style-name="P5"><text:span text:style-name="T4"><text:s text:c="2"/></text:span><text:span text:style-name="T4">SIL(&amp;mem2);</text:span></text:p>
            <text:p text:style-name="P5"><text:span text:style-name="T4"><text:s text:c="2"/></text:span></text:p>
            <text:p text:style-name="P5"><text:span text:style-name="T4"><text:s text:c="2"/></text:span><text:span text:style-name="T4">DEVRE();</text:span></text:p>
            <text:p text:style-name="P5"><text:span text:style-name="T4"><text:s text:c="2"/></text:span><text:span text:style-name="T4">YUKLE(mem2);</text:span></text:p>
            <text:p text:style-name="P5"><text:span text:style-name="T4"><text:s text:c="2"/></text:span><text:span text:style-name="T4">VE(output1);</text:span></text:p>
            <text:p text:style-name="P5"><text:span text:style-name="T4"><text:s text:c="2"/></text:span><text:span text:style-name="T4">SIL(&amp;output1);</text:span></text:p>
            <text:p text:style-name="P5"><text:span text:style-name="T4"/></text:p>
          </draw:text-box>
        </draw:frame>
        <draw:line draw:style-name="gr2" draw:text-style-name="P1" draw:layer="layout" svg:x1="3cm" svg:y1="17cm" svg:x2="3cm" svg:y2="18cm">
          <text:p/>
        </draw:line>
        <draw:g>
          <draw:line draw:style-name="gr2" draw:text-style-name="P1" draw:layer="layout" svg:x1="3cm" svg:y1="17.5cm" svg:x2="4.4cm" svg:y2="17.5cm">
            <text:p/>
          </draw:line>
          <draw:line draw:style-name="gr2" draw:text-style-name="P1" draw:layer="layout" svg:x1="4.4cm" svg:y1="17.3cm" svg:x2="4.4cm" svg:y2="17.7cm">
            <text:p/>
          </draw:line>
          <draw:line draw:style-name="gr2" draw:text-style-name="P1" draw:layer="layout" svg:x1="4.6cm" svg:y1="17.3cm" svg:x2="4.6cm" svg:y2="17.7cm">
            <text:p/>
          </draw:line>
          <draw:line draw:style-name="gr2" draw:text-style-name="P1" draw:layer="layout" svg:x1="4.6cm" svg:y1="17.5cm" svg:x2="6cm" svg:y2="17.5cm">
            <text:p/>
          </draw:line>
        </draw:g>
        <draw:frame draw:style-name="gr4" draw:text-style-name="P2" draw:layer="layout" svg:width="1.682cm" svg:height="0.725cm" svg:x="3.8cm" svg:y="16.7cm">
          <draw:text-box>
            <text:p><text:span text:style-name="T1">input1</text:span></text:p>
          </draw:text-box>
        </draw:frame>
        <draw:rect draw:style-name="gr10" draw:text-style-name="P1" draw:layer="layout" svg:width="1.5cm" svg:height="2cm" svg:x="6cm" svg:y="17cm">
          <text:p/>
        </draw:rect>
        <draw:frame draw:style-name="gr5" draw:text-style-name="P2" draw:layer="layout" svg:width="1.5cm" svg:height="0.64cm" svg:x="5.9cm" svg:y="16.4cm">
          <draw:text-box>
            <text:p><text:span text:style-name="T1">TON</text:span></text:p>
          </draw:text-box>
        </draw:frame>
        <draw:frame draw:style-name="gr5" draw:text-style-name="P2" draw:layer="layout" svg:width="1.7cm" svg:height="0.64cm" svg:x="4.2cm" svg:y="18.198cm">
          <draw:text-box>
            <text:p><text:span text:style-name="T1">500ms</text:span></text:p>
          </draw:text-box>
        </draw:frame>
        <draw:line draw:style-name="gr2" draw:text-style-name="P1" draw:layer="layout" svg:x1="6cm" svg:y1="18.5cm" svg:x2="5.6cm" svg:y2="18.5cm">
          <text:p/>
        </draw:line>
        <draw:g>
          <draw:line draw:style-name="gr2" draw:text-style-name="P1" draw:layer="layout" svg:x1="7.5cm" svg:y1="17.5cm" svg:x2="8.7cm" svg:y2="17.5cm">
            <text:p/>
          </draw:line>
          <draw:line draw:style-name="gr2" draw:text-style-name="P1" draw:layer="layout" svg:x1="9.3cm" svg:y1="17.5cm" svg:x2="10.5cm" svg:y2="17.5cm">
            <text:p/>
          </draw:line>
          <draw:circle draw:style-name="gr3" draw:text-style-name="P1" draw:layer="layout" svg:width="0.6cm" svg:height="0.6cm" svg:x="8.7cm" svg:y="17.2cm">
            <text:p/>
          </draw:circle>
        </draw:g>
        <draw:frame draw:style-name="gr5" draw:text-style-name="P2" draw:layer="layout" svg:width="1.8cm" svg:height="0.64cm" svg:x="8.3cm" svg:y="16.6cm">
          <draw:text-box>
            <text:p><text:span text:style-name="T1">output1</text:span></text:p>
          </draw:text-box>
        </draw:frame>
        <draw:line draw:style-name="gr2" draw:text-style-name="P1" draw:layer="layout" svg:x1="10.5cm" svg:y1="17cm" svg:x2="10.5cm" svg:y2="18cm">
          <text:p/>
        </draw:line>
        <draw:frame draw:style-name="gr12" draw:text-style-name="P2" draw:layer="layout" svg:width="7.144cm" svg:height="2.619cm" svg:x="10.756cm" svg:y="16.681cm">
          <draw:text-box>
            <text:p><text:span text:style-name="T1">Output1 = gecikme(input1, &amp;timer1, 500);</text:span></text:p>
            <text:p><text:span text:style-name="T1">================================</text:span></text:p>
            <text:p><text:span text:style-name="T5"><text:s text:c="2"/></text:span><text:span text:style-name="T5">DEVRE();</text:span></text:p>
            <text:p><text:span text:style-name="T5"><text:s text:c="2"/></text:span><text:span text:style-name="T5">YUKLE(input1);</text:span></text:p>
            <text:p><text:span text:style-name="T5"><text:s text:c="2"/></text:span><text:span text:style-name="T5">GECIKME(&amp;timer1, 500);</text:span></text:p>
            <text:p><text:span text:style-name="T5"><text:s text:c="2"/></text:span><text:span text:style-name="T5">SAKLA(&amp;output1);</text:span></text:p>
            <text:p><text:span text:style-name="T5"/></text:p>
          </draw:text-box>
        </draw:frame>
        <draw:line draw:style-name="gr2" draw:text-style-name="P1" draw:layer="layout" svg:x1="2cm" svg:y1="21.5cm" svg:x2="2cm" svg:y2="22.5cm">
          <text:p/>
        </draw:line>
        <draw:g>
          <draw:line draw:style-name="gr2" draw:text-style-name="P1" draw:layer="layout" svg:x1="2cm" svg:y1="22cm" svg:x2="3.4cm" svg:y2="22cm">
            <text:p/>
          </draw:line>
          <draw:line draw:style-name="gr2" draw:text-style-name="P1" draw:layer="layout" svg:x1="3.4cm" svg:y1="21.8cm" svg:x2="3.4cm" svg:y2="22.2cm">
            <text:p/>
          </draw:line>
          <draw:line draw:style-name="gr2" draw:text-style-name="P1" draw:layer="layout" svg:x1="3.6cm" svg:y1="21.8cm" svg:x2="3.6cm" svg:y2="22.2cm">
            <text:p/>
          </draw:line>
          <draw:line draw:style-name="gr2" draw:text-style-name="P1" draw:layer="layout" svg:x1="3.6cm" svg:y1="22cm" svg:x2="5cm" svg:y2="22cm">
            <text:p/>
          </draw:line>
        </draw:g>
        <draw:frame draw:style-name="gr4" draw:text-style-name="P2" draw:layer="layout" svg:width="1.682cm" svg:height="0.725cm" svg:x="2.8cm" svg:y="21.2cm">
          <draw:text-box>
            <text:p><text:span text:style-name="T1">input1</text:span></text:p>
          </draw:text-box>
        </draw:frame>
        <draw:rect draw:style-name="gr10" draw:text-style-name="P1" draw:layer="layout" svg:width="1.5cm" svg:height="2cm" svg:x="8cm" svg:y="21.5cm">
          <text:p/>
        </draw:rect>
        <draw:frame draw:style-name="gr5" draw:text-style-name="P2" draw:layer="layout" svg:width="1.5cm" svg:height="0.64cm" svg:x="7.9cm" svg:y="20.9cm">
          <draw:text-box>
            <text:p><text:span text:style-name="T1">TON</text:span></text:p>
          </draw:text-box>
        </draw:frame>
        <draw:frame draw:style-name="gr9" draw:text-style-name="P2" draw:layer="layout" svg:width="1.9cm" svg:height="0.7cm" svg:x="5.9cm" svg:y="22.7cm">
          <draw:text-box>
            <text:p><text:span text:style-name="T1">2000ms</text:span></text:p>
          </draw:text-box>
        </draw:frame>
        <draw:line draw:style-name="gr2" draw:text-style-name="P1" draw:layer="layout" svg:x1="8cm" svg:y1="23cm" svg:x2="7.6cm" svg:y2="23cm">
          <text:p/>
        </draw:line>
        <draw:g>
          <draw:line draw:style-name="gr2" draw:text-style-name="P1" draw:layer="layout" svg:x1="9.5cm" svg:y1="22cm" svg:x2="10.7cm" svg:y2="22cm">
            <text:p/>
          </draw:line>
          <draw:line draw:style-name="gr2" draw:text-style-name="P1" draw:layer="layout" svg:x1="11.3cm" svg:y1="22cm" svg:x2="12.5cm" svg:y2="22cm">
            <text:p/>
          </draw:line>
          <draw:circle draw:style-name="gr3" draw:text-style-name="P1" draw:layer="layout" svg:width="0.6cm" svg:height="0.6cm" svg:x="10.7cm" svg:y="21.7cm">
            <text:p/>
          </draw:circle>
        </draw:g>
        <draw:frame draw:style-name="gr5" draw:text-style-name="P2" draw:layer="layout" svg:width="1.8cm" svg:height="0.64cm" svg:x="10.3cm" svg:y="21.1cm">
          <draw:text-box>
            <text:p><text:span text:style-name="T1">output1</text:span></text:p>
          </draw:text-box>
        </draw:frame>
        <draw:line draw:style-name="gr2" draw:text-style-name="P1" draw:layer="layout" svg:x1="12.5cm" svg:y1="21.5cm" svg:x2="12.5cm" svg:y2="22.5cm">
          <text:p/>
        </draw:line>
        <draw:g draw:name="closedContact">
          <draw:line draw:style-name="gr2" draw:text-style-name="P1" draw:layer="layout" svg:x1="5cm" svg:y1="22cm" svg:x2="6.4cm" svg:y2="22cm">
            <text:p/>
          </draw:line>
          <draw:line draw:style-name="gr2" draw:text-style-name="P1" draw:layer="layout" svg:x1="6.4cm" svg:y1="21.8cm" svg:x2="6.4cm" svg:y2="22.2cm">
            <text:p/>
          </draw:line>
          <draw:line draw:style-name="gr2" draw:text-style-name="P1" draw:layer="layout" svg:x1="6.6cm" svg:y1="21.8cm" svg:x2="6.6cm" svg:y2="22.2cm">
            <text:p/>
          </draw:line>
          <draw:line draw:style-name="gr2" draw:text-style-name="P1" draw:layer="layout" svg:x1="6.6cm" svg:y1="22cm" svg:x2="8cm" svg:y2="22cm">
            <text:p/>
          </draw:line>
          <draw:line draw:style-name="gr2" draw:text-style-name="P1" draw:layer="layout" svg:x1="6.2cm" svg:y1="21.8cm" svg:x2="6.8cm" svg:y2="22.2cm">
            <text:p/>
          </draw:line>
        </draw:g>
        <draw:frame draw:style-name="gr4" draw:text-style-name="P2" draw:layer="layout" svg:width="1.682cm" svg:height="0.725cm" svg:x="5.8cm" svg:y="21.2cm">
          <draw:text-box>
            <text:p><text:span text:style-name="T1">mem1</text:span></text:p>
          </draw:text-box>
        </draw:frame>
        <draw:line draw:style-name="gr2" draw:text-style-name="P1" draw:layer="layout" svg:x1="2cm" svg:y1="24.5cm" svg:x2="2cm" svg:y2="25.5cm">
          <text:p/>
        </draw:line>
        <draw:g>
          <draw:line draw:style-name="gr2" draw:text-style-name="P1" draw:layer="layout" svg:x1="2cm" svg:y1="25cm" svg:x2="3.4cm" svg:y2="25cm">
            <text:p/>
          </draw:line>
          <draw:line draw:style-name="gr2" draw:text-style-name="P1" draw:layer="layout" svg:x1="3.4cm" svg:y1="24.8cm" svg:x2="3.4cm" svg:y2="25.2cm">
            <text:p/>
          </draw:line>
          <draw:line draw:style-name="gr2" draw:text-style-name="P1" draw:layer="layout" svg:x1="3.6cm" svg:y1="24.8cm" svg:x2="3.6cm" svg:y2="25.2cm">
            <text:p/>
          </draw:line>
          <draw:line draw:style-name="gr2" draw:text-style-name="P1" draw:layer="layout" svg:x1="3.6cm" svg:y1="25cm" svg:x2="5cm" svg:y2="25cm">
            <text:p/>
          </draw:line>
        </draw:g>
        <draw:frame draw:style-name="gr4" draw:text-style-name="P2" draw:layer="layout" svg:width="1.682cm" svg:height="0.725cm" svg:x="2.8cm" svg:y="24.2cm">
          <draw:text-box>
            <text:p><text:span text:style-name="T1">output1</text:span></text:p>
          </draw:text-box>
        </draw:frame>
        <draw:rect draw:style-name="gr10" draw:text-style-name="P1" draw:layer="layout" svg:width="1.5cm" svg:height="2cm" svg:x="5cm" svg:y="24.5cm">
          <text:p/>
        </draw:rect>
        <draw:frame draw:style-name="gr5" draw:text-style-name="P2" draw:layer="layout" svg:width="1.5cm" svg:height="0.64cm" svg:x="4.9cm" svg:y="23.9cm">
          <draw:text-box>
            <text:p><text:span text:style-name="T1">TON</text:span></text:p>
          </draw:text-box>
        </draw:frame>
        <draw:frame draw:style-name="gr5" draw:text-style-name="P2" draw:layer="layout" svg:width="1.9cm" svg:height="0.64cm" svg:x="3cm" svg:y="25.698cm">
          <draw:text-box>
            <text:p><text:span text:style-name="T1">3000ms</text:span></text:p>
          </draw:text-box>
        </draw:frame>
        <draw:line draw:style-name="gr2" draw:text-style-name="P1" draw:layer="layout" svg:x1="5cm" svg:y1="26cm" svg:x2="4.6cm" svg:y2="26cm">
          <text:p/>
        </draw:line>
        <draw:g>
          <draw:line draw:style-name="gr2" draw:text-style-name="P1" draw:layer="layout" svg:x1="6.5cm" svg:y1="25cm" svg:x2="7.7cm" svg:y2="25cm">
            <text:p/>
          </draw:line>
          <draw:line draw:style-name="gr2" draw:text-style-name="P1" draw:layer="layout" svg:x1="8.3cm" svg:y1="25cm" svg:x2="9.5cm" svg:y2="25cm">
            <text:p/>
          </draw:line>
          <draw:circle draw:style-name="gr3" draw:text-style-name="P1" draw:layer="layout" svg:width="0.6cm" svg:height="0.6cm" svg:x="7.7cm" svg:y="24.7cm">
            <text:p/>
          </draw:circle>
        </draw:g>
        <draw:frame draw:style-name="gr5" draw:text-style-name="P2" draw:layer="layout" svg:width="1.8cm" svg:height="0.64cm" svg:x="7.3cm" svg:y="24.1cm">
          <draw:text-box>
            <text:p><text:span text:style-name="T1">mem1</text:span></text:p>
          </draw:text-box>
        </draw:frame>
        <draw:line draw:style-name="gr2" draw:text-style-name="P1" draw:layer="layout" svg:x1="9.5cm" svg:y1="24.5cm" svg:x2="9.5cm" svg:y2="25.5cm">
          <text:p/>
        </draw:line>
        <draw:frame draw:style-name="gr13" draw:layer="layout" svg:width="9.96cm" svg:height="4.916cm" svg:x="9.5cm" svg:y="22.637cm">
          <draw:text-box>
            <text:p><text:span text:style-name="T1">output1 = gecikme((input1 &amp;&amp; !mem1), &amp;timer1, 2000);</text:span></text:p>
            <text:p><text:span text:style-name="T1">mem1 = gecikme(output1, &amp;timer2, 3000);</text:span></text:p>
            <text:p><text:span text:style-name="T1">==========================================</text:span></text:p>
            <text:p><text:span text:style-name="T5"><text:s text:c="2"/></text:span><text:span text:style-name="T5">DEVRE();</text:span></text:p>
            <text:p><text:span text:style-name="T5"><text:s text:c="2"/></text:span><text:span text:style-name="T5">YUKLE(input1);</text:span></text:p>
            <text:p><text:span text:style-name="T5"><text:s text:c="2"/></text:span><text:span text:style-name="T5">VED(mem1);</text:span></text:p>
            <text:p><text:span text:style-name="T5"><text:s text:c="2"/></text:span><text:span text:style-name="T5">GECIKME(&amp;timer1, 2000);</text:span></text:p>
            <text:p><text:span text:style-name="T5"><text:s text:c="2"/></text:span><text:span text:style-name="T5">SAKLA(&amp;output1);</text:span></text:p>
            <text:p><text:span text:style-name="T5"><text:s text:c="2"/></text:span></text:p>
            <text:p><text:span text:style-name="T5"><text:s text:c="2"/></text:span><text:span text:style-name="T5">DEVRE();</text:span></text:p>
            <text:p><text:span text:style-name="T5"><text:s text:c="2"/></text:span><text:span text:style-name="T5">YUKLE(output1);</text:span></text:p>
            <text:p><text:span text:style-name="T5"><text:s text:c="2"/></text:span><text:span text:style-name="T5">GECIKME(&amp;timer2, 3000);</text:span></text:p>
            <text:p><text:span text:style-name="T5"><text:s text:c="2"/></text:span><text:span text:style-name="T5">SAKLA(&amp;mem1);</text:span></text:p>
            <text:p><text:span text:style-name="T5"/></text:p>
          </draw:text-box>
        </draw:frame>
      </draw:page>
      <draw:page draw:name="page2" draw:style-name="dp1" draw:master-page-name="Default">
        <draw:rect draw:style-name="gr1" draw:text-style-name="P1" draw:layer="layout" svg:width="12cm" svg:height="12cm" svg:x="5cm" svg:y="1cm">
          <text:p/>
        </draw:rect>
        <draw:line draw:style-name="gr2" draw:text-style-name="P1" draw:layer="layout" svg:x1="6.5cm" svg:y1="2cm" svg:x2="6.5cm" svg:y2="3cm">
          <text:p/>
        </draw:line>
        <draw:frame draw:style-name="gr4" draw:text-style-name="P2" draw:layer="layout" svg:width="1.682cm" svg:height="0.725cm" svg:x="7.3cm" svg:y="1.7cm">
          <draw:text-box>
            <text:p><text:span text:style-name="T1">input1</text:span></text:p>
          </draw:text-box>
        </draw:frame>
        <draw:rect draw:style-name="gr10" draw:text-style-name="P1" draw:layer="layout" svg:width="1.5cm" svg:height="2.5cm" svg:x="9.5cm" svg:y="2cm">
          <text:p/>
        </draw:rect>
        <draw:frame draw:style-name="gr5" draw:text-style-name="P2" draw:layer="layout" svg:width="1.5cm" svg:height="0.64cm" svg:x="9.4cm" svg:y="1.4cm">
          <draw:text-box>
            <text:p><text:span text:style-name="T1">CNT</text:span></text:p>
          </draw:text-box>
        </draw:frame>
        <draw:frame draw:style-name="gr5" draw:text-style-name="P2" draw:layer="layout" svg:width="1.7cm" svg:height="0.64cm" svg:x="8.5cm" svg:y="3.7cm">
          <draw:text-box>
            <text:p><text:span text:style-name="T1">5</text:span></text:p>
          </draw:text-box>
        </draw:frame>
        <draw:line draw:style-name="gr2" draw:text-style-name="P1" draw:layer="layout" svg:x1="9.5cm" svg:y1="4cm" svg:x2="9.1cm" svg:y2="4cm">
          <text:p/>
        </draw:line>
        <draw:g>
          <draw:line draw:style-name="gr2" draw:text-style-name="P1" draw:layer="layout" svg:x1="11cm" svg:y1="2.5cm" svg:x2="12.2cm" svg:y2="2.5cm">
            <text:p/>
          </draw:line>
          <draw:line draw:style-name="gr2" draw:text-style-name="P1" draw:layer="layout" svg:x1="12.8cm" svg:y1="2.5cm" svg:x2="14cm" svg:y2="2.5cm">
            <text:p/>
          </draw:line>
          <draw:circle draw:style-name="gr3" draw:text-style-name="P1" draw:layer="layout" svg:width="0.6cm" svg:height="0.6cm" svg:x="12.2cm" svg:y="2.2cm">
            <text:p/>
          </draw:circle>
        </draw:g>
        <draw:frame draw:style-name="gr5" draw:text-style-name="P2" draw:layer="layout" svg:width="1.8cm" svg:height="0.64cm" svg:x="11.8cm" svg:y="1.6cm">
          <draw:text-box>
            <text:p><text:span text:style-name="T1">output1</text:span></text:p>
          </draw:text-box>
        </draw:frame>
        <draw:line draw:style-name="gr2" draw:text-style-name="P1" draw:layer="layout" svg:x1="14cm" svg:y1="2cm" svg:x2="14cm" svg:y2="3cm">
          <text:p/>
        </draw:line>
        <draw:frame draw:style-name="gr14" draw:text-style-name="P2" draw:layer="layout" svg:width="11.28cm" svg:height="4.916cm" svg:x="5.5cm" svg:y="8.371cm">
          <draw:text-box>
            <text:p><text:span text:style-name="T1">output1 = say(cikanKenar(&amp;input1, &amp;mem2), mem1, &amp;say1, 5);</text:span></text:p>
            <text:p><text:span text:style-name="T1">mem1 = gecikme(output1, &amp;timer1, 3000);</text:span></text:p>
            <text:p><text:span text:style-name="T1">=====================================================</text:span></text:p>
            <text:p><text:span text:style-name="T5"><text:s text:c="2"/></text:span><text:span text:style-name="T5">DEVRE();</text:span></text:p>
            <text:p><text:span text:style-name="T5"><text:s text:c="2"/></text:span><text:span text:style-name="T5">YUKLE(input1);</text:span></text:p>
            <text:p><text:span text:style-name="T5"><text:s text:c="2"/></text:span><text:span text:style-name="T5">CIKAN(&amp;mem2);</text:span></text:p>
            <text:p><text:span text:style-name="T5"><text:s text:c="2"/></text:span><text:span text:style-name="T5">SAY(&amp;say1, mem1, 5);</text:span></text:p>
            <text:p><text:span text:style-name="T5"><text:s text:c="2"/></text:span><text:span text:style-name="T5">SAKLA(&amp;output1);</text:span></text:p>
            <text:p><text:span text:style-name="T5"><text:s text:c="2"/></text:span></text:p>
            <text:p><text:span text:style-name="T5"><text:s text:c="2"/></text:span><text:span text:style-name="T5">DEVRE();</text:span></text:p>
            <text:p><text:span text:style-name="T5"><text:s text:c="2"/></text:span><text:span text:style-name="T5">YUKLE(output1);</text:span></text:p>
            <text:p><text:span text:style-name="T5"><text:s text:c="2"/></text:span><text:span text:style-name="T5">GECIKME(&amp;timer1, 2000);</text:span></text:p>
            <text:p><text:span text:style-name="T5"><text:s text:c="2"/></text:span><text:span text:style-name="T5">SAKLA(&amp;mem1);</text:span></text:p>
            <text:p><text:span text:style-name="T5"/></text:p>
          </draw:text-box>
        </draw:frame>
        <draw:g>
          <draw:line draw:style-name="gr2" draw:text-style-name="P1" draw:layer="layout" svg:x1="6.5cm" svg:y1="2.5cm" svg:x2="7.8cm" svg:y2="2.5cm">
            <text:p/>
          </draw:line>
          <draw:line draw:style-name="gr2" draw:text-style-name="P1" draw:layer="layout" svg:x1="7.8cm" svg:y1="2.3cm" svg:x2="7.8cm" svg:y2="2.7cm">
            <text:p/>
          </draw:line>
          <draw:line draw:style-name="gr2" draw:text-style-name="P1" draw:layer="layout" svg:x1="8.2cm" svg:y1="2.3cm" svg:x2="8.2cm" svg:y2="2.7cm">
            <text:p/>
          </draw:line>
          <draw:line draw:style-name="gr2" draw:text-style-name="P1" draw:layer="layout" svg:x1="8.2cm" svg:y1="2.5cm" svg:x2="9.5cm" svg:y2="2.5cm">
            <text:p/>
          </draw:line>
          <draw:line draw:style-name="gr7" draw:text-style-name="P1" draw:layer="layout" svg:x1="8cm" svg:y1="2.7cm" svg:x2="8cm" svg:y2="2.3cm">
            <text:p/>
          </draw:line>
        </draw:g>
        <draw:frame draw:style-name="gr5" draw:text-style-name="P6" draw:layer="layout" svg:width="1.7cm" svg:height="0.64cm" svg:x="7.8cm" svg:y="3cm">
          <draw:text-box>
            <text:p><text:span text:style-name="T6">mem1</text:span></text:p>
          </draw:text-box>
        </draw:frame>
        <draw:line draw:style-name="gr2" draw:text-style-name="P7" draw:layer="layout" svg:x1="9.5cm" svg:y1="3.3cm" svg:x2="9.1cm" svg:y2="3.3cm">
          <text:p/>
        </draw:line>
        <draw:line draw:style-name="gr2" draw:text-style-name="P1" draw:layer="layout" svg:x1="6.5cm" svg:y1="5.5cm" svg:x2="6.5cm" svg:y2="6.5cm">
          <text:p/>
        </draw:line>
        <draw:g>
          <draw:line draw:style-name="gr2" draw:text-style-name="P1" draw:layer="layout" svg:x1="6.5cm" svg:y1="6cm" svg:x2="7.9cm" svg:y2="6cm">
            <text:p/>
          </draw:line>
          <draw:line draw:style-name="gr2" draw:text-style-name="P1" draw:layer="layout" svg:x1="7.9cm" svg:y1="5.8cm" svg:x2="7.9cm" svg:y2="6.2cm">
            <text:p/>
          </draw:line>
          <draw:line draw:style-name="gr2" draw:text-style-name="P1" draw:layer="layout" svg:x1="8.1cm" svg:y1="5.8cm" svg:x2="8.1cm" svg:y2="6.2cm">
            <text:p/>
          </draw:line>
          <draw:line draw:style-name="gr2" draw:text-style-name="P1" draw:layer="layout" svg:x1="8.1cm" svg:y1="6cm" svg:x2="9.5cm" svg:y2="6cm">
            <text:p/>
          </draw:line>
        </draw:g>
        <draw:frame draw:style-name="gr4" draw:text-style-name="P2" draw:layer="layout" svg:width="1.682cm" svg:height="0.725cm" svg:x="7.3cm" svg:y="5.2cm">
          <draw:text-box>
            <text:p><text:span text:style-name="T1">output1</text:span></text:p>
          </draw:text-box>
        </draw:frame>
        <draw:rect draw:style-name="gr10" draw:text-style-name="P1" draw:layer="layout" svg:width="1.5cm" svg:height="2cm" svg:x="9.5cm" svg:y="5.5cm">
          <text:p/>
        </draw:rect>
        <draw:frame draw:style-name="gr5" draw:text-style-name="P2" draw:layer="layout" svg:width="1.5cm" svg:height="0.64cm" svg:x="9.4cm" svg:y="4.9cm">
          <draw:text-box>
            <text:p><text:span text:style-name="T1">TON</text:span></text:p>
          </draw:text-box>
        </draw:frame>
        <draw:frame draw:style-name="gr5" draw:text-style-name="P2" draw:layer="layout" svg:width="1.9cm" svg:height="0.64cm" svg:x="7.5cm" svg:y="6.698cm">
          <draw:text-box>
            <text:p><text:span text:style-name="T1">3000ms</text:span></text:p>
          </draw:text-box>
        </draw:frame>
        <draw:line draw:style-name="gr2" draw:text-style-name="P1" draw:layer="layout" svg:x1="9.5cm" svg:y1="7cm" svg:x2="9.1cm" svg:y2="7cm">
          <text:p/>
        </draw:line>
        <draw:g>
          <draw:line draw:style-name="gr2" draw:text-style-name="P1" draw:layer="layout" svg:x1="11cm" svg:y1="6cm" svg:x2="12.2cm" svg:y2="6cm">
            <text:p/>
          </draw:line>
          <draw:line draw:style-name="gr2" draw:text-style-name="P1" draw:layer="layout" svg:x1="12.8cm" svg:y1="6cm" svg:x2="14cm" svg:y2="6cm">
            <text:p/>
          </draw:line>
          <draw:circle draw:style-name="gr3" draw:text-style-name="P1" draw:layer="layout" svg:width="0.6cm" svg:height="0.6cm" svg:x="12.2cm" svg:y="5.7cm">
            <text:p/>
          </draw:circle>
        </draw:g>
        <draw:frame draw:style-name="gr5" draw:text-style-name="P2" draw:layer="layout" svg:width="1.8cm" svg:height="0.64cm" svg:x="11.8cm" svg:y="5.1cm">
          <draw:text-box>
            <text:p><text:span text:style-name="T1">mem1</text:span></text:p>
          </draw:text-box>
        </draw:frame>
        <draw:line draw:style-name="gr2" draw:text-style-name="P1" draw:layer="layout" svg:x1="14cm" svg:y1="5.5cm" svg:x2="14cm" svg:y2="6.5cm">
          <text:p/>
        </draw:line>
        <draw:frame draw:style-name="gr5" draw:text-style-name="P2" draw:layer="layout" svg:width="1.5cm" svg:height="0.64cm" svg:x="9.4cm" svg:y="3cm">
          <draw:text-box>
            <text:p><text:span text:style-name="T1">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2H51M33S</meta:editing-duration>
    <meta:editing-cycles>26</meta:editing-cycles>
    <meta:generator>OpenOffice/4.1.0$Win32 OpenOffice.org_project/410m18$Build-9764</meta:generator>
    <dc:date>2015-01-19T22:58:13.08</dc:date>
    <dc:creator>Ümit Kayacık</dc:creator>
    <meta:document-statistic meta:object-count="180"/>
  </office:meta>
</office:document-meta>
</file>